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7409in" text:min-label-width="0.25in" text:list-level-position-and-space-mode="label-alignment">
          <style:list-level-label-alignment text:label-followed-by="listtab" fo:margin-left="0.9909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09in" text:min-label-width="0.25in" text:list-level-position-and-space-mode="label-alignment">
          <style:list-level-label-alignment text:label-followed-by="listtab" fo:margin-left="1.4909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09in" text:min-label-width="0.25in" text:list-level-position-and-space-mode="label-alignment">
          <style:list-level-label-alignment text:label-followed-by="listtab" fo:margin-left="1.9909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09in" text:min-label-width="0.25in" text:list-level-position-and-space-mode="label-alignment">
          <style:list-level-label-alignment text:label-followed-by="listtab" fo:margin-left="2.4909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09in" text:min-label-width="0.25in" text:list-level-position-and-space-mode="label-alignment">
          <style:list-level-label-alignment text:label-followed-by="listtab" fo:margin-left="2.9909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09in" text:min-label-width="0.25in" text:list-level-position-and-space-mode="label-alignment">
          <style:list-level-label-alignment text:label-followed-by="listtab" fo:margin-left="3.4909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09in" text:min-label-width="0.25in" text:list-level-position-and-space-mode="label-alignment">
          <style:list-level-label-alignment text:label-followed-by="listtab" fo:margin-left="3.9909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09in" text:min-label-width="0.25in" text:list-level-position-and-space-mode="label-alignment">
          <style:list-level-label-alignment text:label-followed-by="listtab" fo:margin-left="4.4909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09in" text:min-label-width="0.25in" text:list-level-position-and-space-mode="label-alignment">
          <style:list-level-label-alignment text:label-followed-by="listtab" fo:margin-left="4.9909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Standard" style:family="paragraph">
      <style:paragraph-properties fo:text-align="center"/>
    </style:style>
    <style:style style:name="T3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4" style:parent-style-name="Fonteparág.padrão" style:family="text"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/>
    </style:style>
    <style:style style:name="T6" style:parent-style-name="Fonteparág.padrão" style:family="text">
      <style:text-properties fo:font-weight="bold" style:font-weight-asian="bold" style:font-weight-complex="bold"/>
    </style:style>
    <style:style style:name="T7" style:parent-style-name="Fonteparág.padrão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" style:parent-style-name="Standard" style:family="paragraph">
      <style:paragraph-properties fo:text-indent="0.4909in"/>
    </style:style>
    <style:style style:name="P10" style:parent-style-name="Standard" style:family="paragraph">
      <style:paragraph-properties fo:text-indent="0.4909in"/>
    </style:style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P15" style:parent-style-name="Standard" style:list-style-name="LFO1" style:family="paragraph"/>
    <style:style style:name="P16" style:parent-style-name="Standard" style:family="paragraph">
      <style:paragraph-properties fo:text-indent="0.4909in"/>
    </style:style>
    <style:style style:name="P17" style:parent-style-name="Standard" style:family="paragraph">
      <style:paragraph-properties fo:text-indent="0.0222in"/>
    </style:style>
    <style:style style:name="T18" style:parent-style-name="Fonteparág.padrão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9" style:parent-style-name="Standard" style:family="paragraph">
      <style:paragraph-properties>
        <style:tab-stops>
          <style:tab-stop style:type="left" style:position="0.7291in"/>
        </style:tab-stops>
      </style:paragraph-properties>
    </style:style>
    <style:style style:name="P20" style:parent-style-name="Standard" style:family="paragraph">
      <style:paragraph-properties>
        <style:tab-stops>
          <style:tab-stop style:type="left" style:position="0.7291in"/>
        </style:tab-stops>
      </style:paragraph-properties>
    </style:style>
    <style:style style:name="P21" style:parent-style-name="Standard" style:family="paragraph">
      <style:paragraph-properties>
        <style:tab-stops>
          <style:tab-stop style:type="left" style:position="0.7291in"/>
        </style:tab-stops>
      </style:paragraph-properties>
    </style:style>
    <style:style style:name="P22" style:parent-style-name="Standard" style:family="paragraph">
      <style:paragraph-properties>
        <style:tab-stops>
          <style:tab-stop style:type="left" style:position="0.7291in"/>
        </style:tab-stops>
      </style:paragraph-properties>
    </style:style>
    <style:style style:name="P23" style:parent-style-name="Standard" style:family="paragraph">
      <style:paragraph-properties>
        <style:tab-stops>
          <style:tab-stop style:type="left" style:position="0.7291in"/>
        </style:tab-stops>
      </style:paragraph-properties>
    </style:style>
    <style:style style:name="P24" style:parent-style-name="Standard" style:family="paragraph">
      <style:paragraph-properties>
        <style:tab-stops>
          <style:tab-stop style:type="left" style:position="0.7291in"/>
        </style:tab-stops>
      </style:paragraph-properties>
    </style:style>
    <style:style style:name="P25" style:parent-style-name="Standard" style:family="paragraph">
      <style:paragraph-properties>
        <style:tab-stops>
          <style:tab-stop style:type="left" style:position="0.7291in"/>
        </style:tab-stops>
      </style:paragraph-properties>
    </style:style>
    <style:style style:name="P26" style:parent-style-name="Standard" style:family="paragraph">
      <style:paragraph-properties>
        <style:tab-stops>
          <style:tab-stop style:type="left" style:position="0.7291in"/>
        </style:tab-stops>
      </style:paragraph-properties>
    </style:style>
    <style:style style:name="P27" style:parent-style-name="Standard" style:family="paragraph">
      <style:paragraph-properties>
        <style:tab-stops>
          <style:tab-stop style:type="left" style:position="0.4833in"/>
          <style:tab-stop style:type="left" style:position="0.7291in"/>
        </style:tab-stops>
      </style:paragraph-properties>
    </style:style>
    <style:style style:name="P28" style:parent-style-name="Standard" style:family="paragraph">
      <style:paragraph-properties>
        <style:tab-stops>
          <style:tab-stop style:type="left" style:position="0.4833in"/>
          <style:tab-stop style:type="left" style:position="0.7291in"/>
        </style:tab-stops>
      </style:paragraph-properties>
    </style:style>
    <style:style style:name="T29" style:parent-style-name="Fonteparág.padrão" style:family="text">
      <style:text-properties fo:font-weight="bold" style:font-weight-asian="bold"/>
    </style:style>
    <style:style style:name="P30" style:parent-style-name="Standard" style:family="paragraph">
      <style:paragraph-properties>
        <style:tab-stops>
          <style:tab-stop style:type="left" style:position="0.7291in"/>
        </style:tab-stops>
      </style:paragraph-properties>
    </style:style>
    <style:style style:name="P31" style:parent-style-name="Standard" style:family="paragraph">
      <style:paragraph-properties>
        <style:tab-stops>
          <style:tab-stop style:type="left" style:position="0.7291in"/>
        </style:tab-stops>
      </style:paragraph-properties>
    </style:style>
    <style:style style:name="P32" style:parent-style-name="Standard" style:family="paragraph">
      <style:paragraph-properties>
        <style:tab-stops>
          <style:tab-stop style:type="left" style:position="0.7437in"/>
        </style:tab-stops>
      </style:paragraph-properties>
    </style:style>
    <style:style style:name="P33" style:parent-style-name="Standard" style:family="paragraph">
      <style:paragraph-properties>
        <style:tab-stops>
          <style:tab-stop style:type="left" style:position="0.7437in"/>
        </style:tab-stops>
      </style:paragraph-properties>
    </style:style>
    <style:style style:name="P34" style:parent-style-name="Standard" style:family="paragraph">
      <style:paragraph-properties>
        <style:tab-stops>
          <style:tab-stop style:type="left" style:position="0.7437in"/>
        </style:tab-stops>
      </style:paragraph-properties>
    </style:style>
    <style:style style:name="P35" style:parent-style-name="Standard" style:family="paragraph">
      <style:paragraph-properties>
        <style:tab-stops>
          <style:tab-stop style:type="left" style:position="0.7437in"/>
        </style:tab-stops>
      </style:paragraph-properties>
    </style:style>
    <style:style style:name="P36" style:parent-style-name="Standard" style:family="paragraph">
      <style:paragraph-properties>
        <style:tab-stops>
          <style:tab-stop style:type="left" style:position="0.7437in"/>
        </style:tab-stops>
      </style:paragraph-properties>
    </style:style>
    <style:style style:name="P37" style:parent-style-name="Standard" style:family="paragraph">
      <style:paragraph-properties>
        <style:tab-stops>
          <style:tab-stop style:type="left" style:position="0.7437in"/>
        </style:tab-stops>
      </style:paragraph-properties>
    </style:style>
    <style:style style:name="P38" style:parent-style-name="Standard" style:family="paragraph">
      <style:paragraph-properties>
        <style:tab-stops>
          <style:tab-stop style:type="left" style:position="0.7437in"/>
        </style:tab-stops>
      </style:paragraph-properties>
    </style:style>
    <style:style style:name="T39" style:parent-style-name="Fonteparág.padrão" style:family="text">
      <style:text-properties fo:font-weight="bold" style:font-weight-asian="bold"/>
    </style:style>
    <style:style style:name="P40" style:parent-style-name="Standard" style:family="paragraph">
      <style:paragraph-properties>
        <style:tab-stops>
          <style:tab-stop style:type="left" style:position="0.7437in"/>
        </style:tab-stops>
      </style:paragraph-properties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paragraph-properties fo:text-align="justify"/>
    </style:style>
    <style:style style:name="T44" style:parent-style-name="Fonteparág.padrão" style:family="text">
      <style:text-properties fo:font-weight="bold" style:font-weight-asian="bold"/>
    </style:style>
    <style:style style:name="T45" style:parent-style-name="Fonteparág.padrão" style:family="text">
      <style:text-properties fo:font-weight="bold" style:font-weight-asian="bold" style:font-weight-complex="bold"/>
    </style:style>
    <style:style style:name="T46" style:parent-style-name="Fonteparág.padrão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7" style:parent-style-name="Standard" style:family="paragraph">
      <style:paragraph-properties fo:text-align="justify"/>
    </style:style>
    <style:style style:name="P48" style:parent-style-name="Standard" style:family="paragraph">
      <style:paragraph-properties fo:text-align="justify"/>
    </style:style>
    <style:style style:name="P49" style:parent-style-name="Standard" style:family="paragraph">
      <style:paragraph-properties fo:text-align="justify"/>
      <style:text-properties fo:font-weight="bold" style:font-weight-asian="bold" style:font-weight-complex="bold" fo:language="en" fo:country="US"/>
    </style:style>
    <style:style style:name="P50" style:parent-style-name="Standard" style:family="paragraph">
      <style:paragraph-properties fo:text-align="justify"/>
      <style:text-properties fo:font-weight="bold" style:font-weight-asian="bold" style:font-weight-complex="bold" fo:language="en" fo:country="US"/>
    </style:style>
    <style:style style:name="P51" style:parent-style-name="Standard" style:family="paragraph">
      <style:paragraph-properties fo:text-align="justify"/>
    </style:style>
    <style:style style:name="T52" style:parent-style-name="Fonteparág.padrão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53" style:parent-style-name="Fonteparág.padrão" style:family="text">
      <style:text-properties fo:font-weight="bold" style:font-weight-asian="bold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T55" style:parent-style-name="Fonteparág.padrão" style:family="text">
      <style:text-properties fo:language="en" fo:country="US"/>
    </style:style>
    <style:style style:name="T56" style:parent-style-name="Fonteparág.padrão" style:family="text">
      <style:text-properties fo:font-weight="bold" style:font-weight-asian="bold" fo:font-size="14pt" style:font-size-asian="14pt" style:font-size-complex="14pt" fo:language="en" fo:country="US"/>
    </style:style>
    <style:style style:name="T57" style:parent-style-name="Fonteparág.padrão" style:family="text">
      <style:text-properties fo:language="en" fo:country="US"/>
    </style:style>
    <style:style style:name="T58" style:parent-style-name="Fonteparág.padrão" style:family="text">
      <style:text-properties fo:language="en" fo:country="US"/>
    </style:style>
    <style:style style:name="T59" style:parent-style-name="Fonteparág.padrão" style:family="text">
      <style:text-properties fo:font-weight="bold" style:font-weight-asian="bold" fo:font-size="14pt" style:font-size-asian="14pt" style:font-size-complex="14pt" fo:language="en" fo:country="US"/>
    </style:style>
    <style:style style:name="T60" style:parent-style-name="Fonteparág.padrão" style:family="text">
      <style:text-properties fo:font-weight="bold" style:font-weight-asian="bold" fo:font-size="14pt" style:font-size-asian="14pt" style:font-size-complex="14pt" fo:language="en" fo:country="US"/>
    </style:style>
    <style:style style:name="T61" style:parent-style-name="Fonteparág.padrão" style:family="text">
      <style:text-properties fo:language="en" fo:country="US"/>
    </style:style>
    <style:style style:name="T62" style:parent-style-name="Fonteparág.padrão" style:family="text">
      <style:text-properties fo:language="en" fo:country="US"/>
    </style:style>
    <style:style style:name="T63" style:parent-style-name="Fonteparág.padrão" style:family="text">
      <style:text-properties fo:font-weight="bold" style:font-weight-asian="bold" fo:font-size="14pt" style:font-size-asian="14pt" style:font-size-complex="14pt" fo:language="en" fo:country="US"/>
    </style:style>
    <style:style style:name="T64" style:parent-style-name="Fonteparág.padrão" style:family="text">
      <style:text-properties fo:language="en" fo:country="US"/>
    </style:style>
    <style:style style:name="T65" style:parent-style-name="Fonteparág.padrão" style:family="text">
      <style:text-properties fo:language="en" fo:country="US"/>
    </style:style>
    <style:style style:name="T66" style:parent-style-name="Fonteparág.padrão" style:family="text">
      <style:text-properties fo:font-weight="bold" style:font-weight-asian="bold" fo:font-size="14pt" style:font-size-asian="14pt" style:font-size-complex="14pt" fo:language="en" fo:country="US"/>
    </style:style>
    <style:style style:name="T67" style:parent-style-name="Fonteparág.padrão" style:family="text">
      <style:text-properties fo:language="en" fo:country="US"/>
    </style:style>
    <style:style style:name="P68" style:parent-style-name="Standard" style:family="paragraph">
      <style:text-properties fo:language="en" fo:country="US"/>
    </style:style>
    <style:style style:name="T69" style:parent-style-name="Fonteparág.padrão" style:family="text">
      <style:text-properties fo:language="en" fo:country="US"/>
    </style:style>
    <style:style style:name="T70" style:parent-style-name="Fonteparág.padrão" style:family="text">
      <style:text-properties fo:font-weight="bold" style:font-weight-asian="bold" fo:font-size="14pt" style:font-size-asian="14pt" style:font-size-complex="14pt" fo:language="en" fo:country="US"/>
    </style:style>
    <style:style style:name="T71" style:parent-style-name="Fonteparág.padrão" style:family="text">
      <style:text-properties fo:language="en" fo:country="US"/>
    </style:style>
    <style:style style:name="T72" style:parent-style-name="Fonteparág.padrão" style:family="text">
      <style:text-properties fo:language="en" fo:country="US"/>
    </style:style>
    <style:style style:name="T73" style:parent-style-name="Fonteparág.padrão" style:family="text">
      <style:text-properties fo:language="en" fo:country="US"/>
    </style:style>
    <style:style style:name="T74" style:parent-style-name="Fonteparág.padrão" style:family="text">
      <style:text-properties fo:font-weight="bold" style:font-weight-asian="bold" fo:font-size="14pt" style:font-size-asian="14pt" style:font-size-complex="14pt" fo:language="en" fo:country="US"/>
    </style:style>
    <style:style style:name="T75" style:parent-style-name="Fonteparág.padrão" style:family="text">
      <style:text-properties fo:language="en" fo:country="US"/>
    </style:style>
    <style:style style:name="P76" style:parent-style-name="Standard" style:family="paragraph">
      <style:text-properties fo:language="en" fo:country="US"/>
    </style:style>
    <style:style style:name="P77" style:parent-style-name="Standard" style:family="paragraph">
      <style:text-properties fo:language="en" fo:country="US"/>
    </style:style>
    <style:style style:name="P78" style:parent-style-name="Standard" style:family="paragraph">
      <style:text-properties fo:language="en" fo:country="US"/>
    </style:style>
    <style:style style:name="P79" style:parent-style-name="Standard" style:family="paragraph">
      <style:text-properties fo:language="en" fo:country="US"/>
    </style:style>
    <style:style style:name="P80" style:parent-style-name="Standard" style:family="paragraph">
      <style:text-properties fo:language="en" fo:country="US"/>
    </style:style>
    <style:style style:name="P81" style:parent-style-name="Standard" style:family="paragraph">
      <style:text-properties fo:language="en" fo:country="US"/>
    </style:style>
    <style:style style:name="P82" style:parent-style-name="Standard" style:family="paragraph">
      <style:text-properties fo:language="en" fo:country="US"/>
    </style:style>
    <style:style style:name="P83" style:parent-style-name="Standard" style:family="paragraph">
      <style:text-properties fo:language="en" fo:country="US"/>
    </style:style>
    <style:style style:name="T84" style:parent-style-name="Fonteparág.padrão" style:family="text">
      <style:text-properties fo:font-weight="bold" style:font-weight-asian="bold" fo:font-size="14pt" style:font-size-asian="14pt" style:font-size-complex="14pt"/>
    </style:style>
  </office:automatic-styles>
  <office:body>
    <office:text text:use-soft-page-breaks="true">
      <text:p text:style-name="P1">Documentação Técnica</text:p>
      <text:p text:style-name="P2"><text:span text:style-name="T3">appInicialZF</text:span><text:span text:style-name="T4"><text:s/>– Skeleton inicial de uma aplicação MVC com Biblioteca ZF1</text:span></text:p>
      <text:p text:style-name="Standard"/>
      <text:p text:style-name="P5"><text:span text:style-name="T6">Estrutura da Aplicação<text:s/></text:span><text:span text:style-name="T7">appInicialZF</text:span></text:p>
      <text:p text:style-name="P8"/>
      <text:p text:style-name="P9">A estrutura do projeto organizada em hierarquia de<text:s/>pastas para o correto funcionamento do sistema.</text:p>
      <text:p text:style-name="P10">Requisitos de funcionamento:<text:s/></text:p>
      <text:list text:style-name="LFO1" text:continue-numbering="true">
        <text:list-item>
          <text:p text:style-name="P11">Servidor HTTP apache;</text:p>
        </text:list-item>
        <text:list-item>
          <text:p text:style-name="P12">PHP 5.2 ou superior;</text:p>
        </text:list-item>
        <text:list-item>
          <text:p text:style-name="P13">módulo rewrite ativo;</text:p>
        </text:list-item>
        <text:list-item>
          <text:p text:style-name="P14">Extensão PDO do PHP ativo;</text:p>
        </text:list-item>
        <text:list-item>
          <text:p text:style-name="P15">Opcional: acrescentar no php.ini a linha: include_path = ".;C:/xampp/apps/ZendFramework-1.12.3/library".</text:p>
        </text:list-item>
      </text:list>
      <text:p text:style-name="P16"><text:s/></text:p>
      <text:p text:style-name="P17">Diretórios RAIZ do projeto:</text:p>
      <text:p text:style-name="Standard"><text:span text:style-name="T18">appInicialZF</text:span></text:p>
      <text:p text:style-name="Standard"><text:tab/>application<text:tab/><text:tab/><text:tab/>- Core da aplicação, nela que adiciona os arquivos PHP.</text:p>
      <text:p text:style-name="P19"><text:tab/>app<text:tab/><text:tab/><text:tab/><text:tab/>- Faz com que o MVC aconteça.</text:p>
      <text:p text:style-name="P20"><text:tab/>beans<text:tab/><text:tab/><text:tab/>- Estrutura para serem colocados os beans desenvolvidos.</text:p>
      <text:p text:style-name="P21"><text:tab/>configs<text:tab/><text:tab/><text:tab/>- Arq. de<text:s/>inicialização da aplicação e mapeamentos de diretórios.</text:p>
      <text:p text:style-name="P22"><text:tab/>controllers<text:tab/><text:tab/><text:tab/>- Arq. que conterão os controllers da aplicação.</text:p>
      <text:p text:style-name="P23"><text:tab/>dao<text:tab/><text:tab/><text:tab/><text:tab/>- Arq. que conterão os DAO da aplicação.</text:p>
      <text:p text:style-name="P24"><text:tab/>helpers<text:tab/><text:tab/><text:tab/>- Dir. contendo arquivos que auxiliaram a aplicação.</text:p>
      <text:p text:style-name="P25"><text:tab/>models<text:tab/><text:tab/><text:tab/>- Dir. contendo os Statement que se comunicarão com os DAOs.</text:p>
      <text:p text:style-name="P26"><text:tab/>views<text:tab/><text:tab/><text:tab/>- Dir. contendo as views pertecendo aos métodos dos controllers.</text:p>
      <text:p text:style-name="P27"><text:tab/>database<text:tab/><text:tab/><text:tab/>- Dir. para exemplo contendo um arquivo sqllite.</text:p>
      <text:p text:style-name="P28"><text:tab/><text:span text:style-name="T29">library</text:span><text:tab/><text:tab/><text:tab/><text:tab/>- Dir. para serem adicionadas as bibliotecas de terceiros</text:p>
      <text:p text:style-name="P30"><text:tab/>ZendLibrary_1.12.3<text:tab/>- A Biblioteca do ZF1 é necessário para que a aplicação funcione.</text:p>
      <text:p text:style-name="P31"><text:tab/>PHPThumb_3.0<text:tab/><text:tab/>- Biblioteca opcional</text:p>
      <text:p text:style-name="Standard"><text:tab/>logs<text:tab/><text:tab/><text:tab/><text:tab/>- Dir. contendo os logs de erros da aplicação</text:p>
      <text:p text:style-name="Standard"><text:tab/>public_html<text:tab/><text:tab/><text:tab/>- Dir. público da aplicação</text:p>
      <text:p text:style-name="P32"><text:tab/>common<text:tab/><text:tab/><text:tab/>- Dir. contendo arquivos de<text:s/>css, js, ícones e library de terceiros</text:p>
      <text:p text:style-name="P33"><text:tab/><text:tab/>css<text:tab/><text:tab/><text:tab/>- Dir. com os CSS da aplicação</text:p>
      <text:p text:style-name="P34"><text:tab/><text:tab/>ícones<text:tab/><text:tab/><text:tab/>- Dir. com os ícones para serem usados na aplicação</text:p>
      <text:p text:style-name="P35"><text:tab/><text:tab/>imagens<text:tab/><text:tab/>- Dir. com imagens usadas na aplicação.</text:p>
      <text:p text:style-name="P36"><text:tab/><text:tab/>images<text:tab/><text:tab/><text:tab/>- Idem acima</text:p>
      <text:p text:style-name="P37"><text:tab/><text:tab/>js<text:tab/><text:tab/><text:tab/>- Dir. contendo seus “Java<text:s/>scripts” personalizados para aplicação.</text:p>
      <text:p text:style-name="P38"><text:tab/><text:tab/><text:span text:style-name="T39">library</text:span><text:tab/><text:tab/>- Dir. contendo as bibliotecas de terceiros para serem usadas.</text:p>
      <text:p text:style-name="P40"><text:tab/>excel<text:tab/><text:tab/><text:tab/>- Dir. opcional</text:p>
      <text:p text:style-name="P41"/>
      <text:p text:style-name="P42"/>
      <text:p text:style-name="Standard">Para instalar a aplicação no localhost pelo xampp acesse a URL<text:s/><text:a xlink:href="https://www.apachefriends.org/pt_br/index.html" office:target-frame-name="_top" xlink:show="replace"><text:span text:style-name="Hyperlink">https://www.apachefriends.org/pt_br/index.html</text:span></text:a></text:p>
      <text:p text:style-name="Standard"/>
      <text:p text:style-name="P43">Após instalar no<text:s/><text:span text:style-name="T44">xampp</text:span><text:s/>tem que certificar que o módulo<text:s/><text:span text:style-name="T45">LoadModule rewrite_module modules/mod_rewrite.so,<text:s/></text:span>está com habilitado no arquivo httpd.conf do apache, com isso, o projeto fica habilitado para funcionar com<text:s/><text:span text:style-name="T46">reescrita de url</text:span>, aumentando a segurança da aplicação.</text:p>
      <text:p text:style-name="P47"/>
      <text:p text:style-name="P48">Para disponibilizar a Biblioteca do ZF em todas as suas aplicações e não somente nesta, adicione a linha opcional dos requisitos do funcionamento do sistema no PHP.INI</text:p>
      <text:p text:style-name="P49">include_path =<text:s/>".;C:/wamp/apps/ZendFramework-1.12.3/library"</text:p>
      <text:p text:style-name="P50"/>
      <text:soft-page-break/>
      <text:p text:style-name="P51">Adicione o projeto em um<text:s/><text:span text:style-name="T52">host virtual</text:span>, inserindo as seguintes linhas no arquivo<text:s/><text:span text:style-name="T53">http-vhost.conf</text:span>, que se encontra no diretório “conf/extra/http-vhosts.conf”.</text:p>
      <text:p text:style-name="P54"/>
      <text:p text:style-name="Standard"><text:span text:style-name="T55">NameVirtualHost<text:s/></text:span><text:span text:style-name="T56">appInicialZF</text:span><text:span text:style-name="T57">.dev:81</text:span></text:p>
      <text:p text:style-name="Standard"><text:span text:style-name="T58">&lt;VirtualHost<text:s/></text:span><text:span text:style-name="T59">ap</text:span><text:span text:style-name="T60">pInicialZF</text:span><text:span text:style-name="T61">.dev:81&gt;</text:span></text:p>
      <text:p text:style-name="Standard"><text:span text:style-name="T62"><text:s text:c="4"/>DocumentRoot "C:/xampp/htdocs/</text:span><text:span text:style-name="T63"><text:s/>appInicialZF</text:span><text:span text:style-name="T64"><text:s/>/public_html"</text:span></text:p>
      <text:p text:style-name="Standard"><text:span text:style-name="T65"><text:s text:c="4"/>ServerName<text:s/></text:span><text:span text:style-name="T66">appInicialZF</text:span><text:span text:style-name="T67">.dev</text:span></text:p>
      <text:p text:style-name="P68"><text:s text:c="4"/>SetEnv APPLICTAION_ENV "development"</text:p>
      <text:p text:style-name="Standard"><text:span text:style-name="T69"><text:tab/>SetEnv PROJECT_ROOT "C:/projetos/htdocs/</text:span><text:span text:style-name="T70"><text:s/>appInicialZF</text:span><text:span text:style-name="T71"><text:s/>"</text:span><text:span text:style-name="T72"><text:tab/></text:span></text:p>
      <text:p text:style-name="Standard"><text:span text:style-name="T73"><text:tab/>&lt;Directory C:/projetos/htdocs/</text:span><text:span text:style-name="T74"><text:s/>appInicialZF</text:span><text:span text:style-name="T75"><text:s/>/public_html&gt;</text:span></text:p>
      <text:p text:style-name="P76"><text:tab/><text:tab/>DirectoryIndex index.php</text:p>
      <text:p text:style-name="P77"><text:tab/><text:tab/>AllowOverride all</text:p>
      <text:p text:style-name="P78"><text:tab/><text:tab/>Require all granted</text:p>
      <text:p text:style-name="P79"><text:tab/><text:tab/>Order allow,deny</text:p>
      <text:p text:style-name="P80"><text:tab/><text:tab/>Allow from all</text:p>
      <text:p text:style-name="P81"><text:tab/>&lt;/Directory&gt;</text:p>
      <text:p text:style-name="P82">&lt;/VirtualHost&gt;</text:p>
      <text:p text:style-name="P83"/>
      <text:p text:style-name="Standard">Após as linhas adicionadas alterar o arquivo “hosts”, que se encontra no diretório:<text:s/><text:a xlink:href="file:///c:/windows/System32/drivers/etc/hosts" office:target-frame-name="_top" xlink:show="replace">c:/windows/System32/drivers/etc/hosts</text:a><text:s/>, e adicionar a seguinte linha:</text:p>
      <text:p text:style-name="Standard"/>
      <text:p text:style-name="Standard">127.0.0.1<text:s/><text:span text:style-name="T84">appInicialZF</text:span>.dev</text:p>
      <text:p text:style-name="Standard">Reiniciar o apache e testar na url o projeto.</text:p>
      <text:p text:style-name="Standard"/>
      <text:p text:style-name="Standard">Arquivo de configuração da aplicação – application.ini, contém as<text:s/>informações estáticas do projeto e acesso a base de dados.</text:p>
      <text:p text:style-name="Standard"/>
      <text:p text:style-name="Standard">Formas de acesso ao projeto pela URL:</text:p>
      <text:p text:style-name="Standard"><text:a xlink:href="http://skeletonInicial.dev:81/index.php?pg=main/" office:target-frame-name="_top" xlink:show="replace"><text:span text:style-name="Hyperlink">http://</text:span><text:s/><text:span text:style-name="Hyperlink">appInicialZF.dev:81/index.php?pg=main/</text:span></text:a>inicio – sem escrita de url</text:p>
      <text:p text:style-name="Standard"><text:a xlink:href="http://skeletonInicial.dev:81/main/" office:target-frame-name="_top" xlink:show="replace"><text:span text:style-name="Hyperlink">http://</text:span><text:s/><text:span text:style-name="Hyperlink">appInicialZF.dev:81/main/</text:span></text:a>inicio – com escrita de url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09in" text:min-label-width="0.25in" text:list-level-position-and-space-mode="label-alignment">
          <style:list-level-label-alignment text:label-followed-by="listtab" fo:margin-left="0.9909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09in" text:min-label-width="0.25in" text:list-level-position-and-space-mode="label-alignment">
          <style:list-level-label-alignment text:label-followed-by="listtab" fo:margin-left="1.4909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09in" text:min-label-width="0.25in" text:list-level-position-and-space-mode="label-alignment">
          <style:list-level-label-alignment text:label-followed-by="listtab" fo:margin-left="1.9909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09in" text:min-label-width="0.25in" text:list-level-position-and-space-mode="label-alignment">
          <style:list-level-label-alignment text:label-followed-by="listtab" fo:margin-left="2.4909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09in" text:min-label-width="0.25in" text:list-level-position-and-space-mode="label-alignment">
          <style:list-level-label-alignment text:label-followed-by="listtab" fo:margin-left="2.9909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09in" text:min-label-width="0.25in" text:list-level-position-and-space-mode="label-alignment">
          <style:list-level-label-alignment text:label-followed-by="listtab" fo:margin-left="3.4909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09in" text:min-label-width="0.25in" text:list-level-position-and-space-mode="label-alignment">
          <style:list-level-label-alignment text:label-followed-by="listtab" fo:margin-left="3.9909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09in" text:min-label-width="0.25in" text:list-level-position-and-space-mode="label-alignment">
          <style:list-level-label-alignment text:label-followed-by="listtab" fo:margin-left="4.4909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09in" text:min-label-width="0.25in" text:list-level-position-and-space-mode="label-alignment">
          <style:list-level-label-alignment text:label-followed-by="listtab" fo:margin-left="4.9909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3937in" fo:margin-bottom="0.7875in" fo:margin-right="0.294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ders</dc:creator>
    <meta:creation-date>2014-03-10T16:06:00Z</meta:creation-date>
    <dc:date>2016-06-01T16:44:00Z</dc:date>
    <meta:template xlink:href="Normal.dotm" xlink:type="simple"/>
    <meta:editing-cycles>34</meta:editing-cycles>
    <meta:editing-duration>PT11160S</meta:editing-duration>
    <meta:document-statistic meta:page-count="2" meta:paragraph-count="7" meta:word-count="603" meta:character-count="3857" meta:row-count="27" meta:non-whitespace-character-count="3261"/>
  </office:meta>
</office:document-meta>
</file>